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8_7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Charles McShami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7 May 1869</text:p>
      <text:p text:style-name="P2">Month<text:tab/><text:tab/><text:tab/><text:tab/><text:tab/><text:tab/>May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/text:p>
      <text:p text:style-name="P2">Postmark<text:tab/><text:tab/><text:tab/><text:tab/><text:tab/>Y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Envelope]</text:p>
      <text:p text:style-name="P2">Rev. S. Morais/</text:p>
      <text:p text:style-name="P2"><text:tab/>546 Nth 5th/</text:p>
      <text:p text:style-name="P2"><text:tab/><text:tab/>Philada/</text:p>
      <text:p text:style-name="P2"/>
      <text:p text:style-name="P2">[Page 1]</text:p>
      <text:p text:style-name="P4"><text:span text:style-name="T1">Philada. 5</text:span><text:span text:style-name="T2">th</text:span><text:span text:style-name="T1"> mo. 17</text:span><text:span text:style-name="T2">Th</text:span><text:span text:style-name="T1"> 1869/</text:span></text:p>
      <text:p text:style-name="P2">Rev. S. Morais./<text:line-break/><text:tab/>Dear Sir/</text:p>
      <text:p text:style-name="P2"><text:tab/><text:tab/>For the purpose/ of investigation, into matters pertaining/ to the Jewish faith I desire a copy/ of the “Talmud” and would be/ happy to secure from you, a list of/ such Jewish publications, as would/ in your estimation assist me in/ the matter. <text:s/>If not tresspassing[sic] on/ your valuable time. <text:s/>Will you be kind/ enough to let me hear from you./ <text:s/>I am not a member of any sect/</text:p>
      <text:p text:style-name="P2"/>
      <text:p text:style-name="P2"><text:soft-page-break/>[Page 2]</text:p>
      <text:p text:style-name="P2">or wedded to any creed but desire/ by a thorough investigation with/ the light that is given me into all/ matters within my reach to arrive/ at the right, believing that the/ foundation of Faith should be/ [?] for our Creator and charity/ toward all men/</text:p>
      <text:p text:style-name="P2"><text:tab/>Respectfully Yours/</text:p>
      <text:p text:style-name="P2"><text:tab/><text:tab/>Chas. McShami/</text:p>
      <text:p text:style-name="P2"><text:span text:style-name="T1"><text:tab/><text:tab/>32</text:span><text:span text:style-name="T2">nd</text:span><text:span text:style-name="T1"> &amp; Chestnut/</text:span></text:p>
      <text:p text:style-name="P2"><text:tab/><text:tab/><text:tab/>West Philad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1:39:48</meta:creation-date>
    <dc:date>2011-12-13T11:18:30.47</dc:date>
    <dc:language>en-US</dc:language>
    <meta:editing-cycles>3</meta:editing-cycles>
    <meta:editing-duration>PT00H06M11S</meta:editing-duration>
    <dc:creator>Penn Libraries</dc:creator>
    <meta:document-statistic meta:table-count="0" meta:image-count="0" meta:object-count="0" meta:page-count="3" meta:paragraph-count="74" meta:word-count="319" meta:character-count="2102"/>
    <meta:user-defined meta:name="Info 1"/>
    <meta:user-defined meta:name="Info 2"/>
    <meta:user-defined meta:name="Info 3"/>
    <meta:user-defined meta:name="Info 4"/>
  </office:meta>
</office:document-meta>
</file>